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0E4C6B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original-subtitle">
      <style:graphic-properties draw:fill="solid" draw:fill-color="#ffffff" draw:opacity="100%" draw:auto-grow-height="true" fo:min-height="3.5cm" draw:shadow="visible" draw:shadow-offset-x="0.2cm" draw:shadow-offset-y="0.2cm" draw:shadow-color="#808080" draw:shadow-opacity="100%"/>
    </style:style>
    <style:style style:name="pr2" style:family="presentation" style:parent-style-name="original-notes">
      <style:graphic-properties draw:fill-color="#ffffff" fo:min-height="11.159cm"/>
    </style:style>
    <style:style style:name="pr3" style:family="presentation" style:parent-style-name="original-title">
      <style:graphic-properties fo:min-height="1.75cm"/>
    </style:style>
    <style:style style:name="pr4" style:family="presentation" style:parent-style-name="original-outline1">
      <style:graphic-properties fo:min-height="14.479cm"/>
    </style:style>
    <style:style style:name="P1" style:family="paragraph">
      <style:text-properties fo:font-size="54pt" style:font-size-asian="54pt" style:font-size-complex="54pt"/>
    </style:style>
    <style:style style:name="T1"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8.575cm" svg:x="2.1cm" svg:y="5.863cm" presentation:class="subtitle" presentation:user-transformed="true">
          <draw:text-box>
            <text:p><text:span text:style-name="T1">プログラミングを</text:span></text:p>
            <text:p><text:span text:style-name="T1">簡単にするために</text:span></text:p>
            <text:p><text:span text:style-name="T1">プログラミングする</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3種類のプログラム</text:p>
          </draw:text-box>
        </draw:frame>
        <draw:frame presentation:style-name="pr4" draw:layer="layout" svg:width="25.411cm" svg:height="14.479cm" svg:x="1.089cm" svg:y="4.271cm" presentation:class="outline" presentation:user-transformed="true">
          <draw:text-box>
            <text:list text:style-name="L3">
              <text:list-item>
                <text:p>納品するプログラム(商品)</text:p>
              </text:list-item>
              <text:list-item>
                <text:p>テストプログラム</text:p>
              </text:list-item>
              <text:list-item>
                <text:p>開発者(自分)のためのプログラム</text:p>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納品するプログラム</text:p>
          </draw:text-box>
        </draw:frame>
        <draw:frame presentation:style-name="pr4" draw:layer="layout" svg:width="25.411cm" svg:height="14.479cm" svg:x="1.089cm" svg:y="4.271cm" presentation:class="outline">
          <draw:text-box>
            <text:list text:style-name="L3">
              <text:list-item>
                <text:p>要求された要件を満たすプログラム</text:p>
              </text:list-item>
              <text:list-item>
                <text:p>普通はプログラム全体を自分が作ることはほとんどなくて，一部の開発をしたりするはず</text:p>
                <text:list>
                  <text:list-item>
                    <text:p>小規模な製品・システムならば全体を作る場合もあるかもしれないけど</text:p>
                  </text:list-item>
                </text:list>
              </text:list-item>
              <text:list-item>
                <text:p>製品全体としての開発管理をなされていて，すべてのソースコードのバージョン管理は，全体方針に従う必要があったりする</text:p>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テストプログラム</text:p>
          </draw:text-box>
        </draw:frame>
        <draw:frame presentation:style-name="pr4" draw:layer="layout" svg:width="25.411cm" svg:height="14.479cm" svg:x="1.089cm" svg:y="4.271cm" presentation:class="outline">
          <draw:text-box>
            <text:list text:style-name="L3">
              <text:list-item>
                <text:p>納品するプログラムは要件を満たしていることを示すために，テスト内容やテスト結果も，商品の一部として納品したりする</text:p>
              </text:list-item>
              <text:list-item>
                <text:p>実際の運用上で動作するわけでないのでメモリ容量を気にせず比較的に雑に作ったりしてもあまり問題にならなかったりする</text:p>
              </text:list-item>
              <text:list-item>
                <text:p>テストプログラムは開発者が自己管理しなくてはならないことが多いと思われる</text:p>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開発者のためのプログラム</text:p>
          </draw:text-box>
        </draw:frame>
        <draw:frame presentation:style-name="pr4" draw:layer="layout" svg:width="25.411cm" svg:height="14.479cm" svg:x="1.089cm" svg:y="4.271cm" presentation:class="outline">
          <draw:text-box>
            <text:list text:style-name="L3">
              <text:list-item>
                <text:p>開発における定型的な作業を自動化したり高速化したりするためのプログラム</text:p>
              </text:list-item>
              <text:list-item>
                <text:p>手作業でやった場合とプログラムを実行した場合で，結果は同じになることもあるが，効率が全然違ったりする</text:p>
              </text:list-item>
              <text:list-item>
                <text:p>書き捨てだったり，適当に管理されていたり(管理されていなかったり)する</text:p>
                <text:list>
                  <text:list-item>
                    <text:list>
                      <text:list-item>
                        <text:p>使う人と作る人が別ならば，ちゃんと管理したほうがトラブルにならずにすむかもしれない</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カイゼンのために開発</text:p>
          </draw:text-box>
        </draw:frame>
        <draw:frame presentation:style-name="pr4" draw:layer="layout" svg:width="25.411cm" svg:height="14.479cm" svg:x="1.089cm" svg:y="4.271cm" presentation:class="outline">
          <draw:text-box>
            <text:list text:style-name="L3">
              <text:list-item>
                <text:p>注目したいのは，3番目の「開発者のためのプログラム」について</text:p>
                <text:list>
                  <text:list-item>
                    <text:p>たとえばどんな言語を使ってたりするのか</text:p>
                    <text:list>
                      <text:list-item>
                        <text:p>DOSバッチファイル(Windowsバッチファイル)</text:p>
                      </text:list-item>
                      <text:list-item>
                        <text:p>PowerShell</text:p>
                      </text:list-item>
                      <text:list-item>
                        <text:p>shell (bsh, csh, bash)</text:p>
                      </text:list-item>
                      <text:list-item>
                        <text:p>Makefile</text:p>
                      </text:list-item>
                      <text:list-item>
                        <text:p>perl, python, ruby</text:p>
                      </text:list-item>
                      <text:list-item>
                        <text:p>Excel VBA</text:p>
                      </text:list-item>
                      <text:list-item>
                        <text:p>C言語</text:p>
                      </text:list-item>
                    </text:list>
                  </text:list-item>
                </text:list>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開発??</text:p>
          </draw:text-box>
        </draw:frame>
        <draw:frame presentation:style-name="pr4" draw:layer="layout" svg:width="25.411cm" svg:height="14.479cm" svg:x="1.089cm" svg:y="4.271cm" presentation:class="outline">
          <draw:text-box>
            <text:list text:style-name="L3">
              <text:list-item>
                <text:p>作業の自動化をするために必要なのは，プログラム言語とは限らない</text:p>
                <text:list>
                  <text:list-item>
                    <text:p>秀丸マクロ</text:p>
                  </text:list-item>
                  <text:list-item>
                    <text:p>キーボードマクロ</text:p>
                  </text:list-item>
                  <text:list-item>
                    <text:p>マウス自動操作ソフトウェア</text:p>
                  </text:list-item>
                </text:list>
              </text:list-item>
              <text:list-item>
                <text:p>自動化するための，自動実行スケジューリング</text:p>
                <text:list>
                  <text:list-item>
                    <text:p>cron</text:p>
                  </text:list-item>
                  <text:list-item>
                    <text:p>Windowsのタスク機能</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オススメの言語</text:p>
          </draw:text-box>
        </draw:frame>
        <draw:frame presentation:style-name="pr4" draw:layer="layout" svg:width="25.411cm" svg:height="14.479cm" svg:x="1.089cm" svg:y="4.271cm" presentation:class="outline">
          <draw:text-box>
            <text:list text:style-name="L3">
              <text:list-item>
                <text:p>覚えておいて損がないのは，多分perl, python, ruby</text:p>
                <text:list>
                  <text:list-item>
                    <text:list>
                      <text:list-item>
                        <text:p>(ある程度)クロスプラットホームだと思う</text:p>
                      </text:list-item>
                      <text:list-item>
                        <text:p>使える幅が広い</text:p>
                      </text:list-item>
                    </text:list>
                  </text:list-item>
                </text:list>
              </text:list-item>
              <text:list-item>
                <text:p>でも，必ずそれがベストの方法であるというものではないため，状況にあわせて，もっとも適したものを使うように，使い分けるべき</text:p>
                <text:list>
                  <text:list-item>
                    <text:list>
                      <text:list-item>
                        <text:p>C言語だって結構使えるよ?</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一応，薦める理由とか</text:p>
          </draw:text-box>
        </draw:frame>
        <draw:frame presentation:style-name="pr4" draw:layer="layout" svg:width="25.411cm" svg:height="14.479cm" svg:x="1.089cm" svg:y="4.271cm" presentation:class="outline">
          <draw:text-box>
            <text:list text:style-name="L3">
              <text:list-item>
                <text:p>自分はPerlが好きなのです．</text:p>
                <text:list>
                  <text:list-item>
                    <text:p>ちゃんとしたプログラムも書ける．</text:p>
                  </text:list-item>
                  <text:list-item>
                    <text:p>(でも，人の読めないようなちゃんとしてないプログラムも書けてしまうんだけど)</text:p>
                  </text:list-item>
                  <text:list-item>
                    <text:p>開発環境を整えるのがわりと簡単</text:p>
                  </text:list-item>
                  <text:list-item>
                    <text:p>ライブラリ管理"CPAN”がすげーいい</text:p>
                    <text:list>
                      <text:list-item>
                        <text:p>rpmとかaptみたいな感じでperlのモジュールをインストールできる</text:p>
                      </text:list-item>
                      <text:list-item>
                        <text:p>ライブラリのmanを見たりソースを見たりもできる</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3" draw:layer="layout" svg:width="20.5cm" svg:height="2.33cm" svg:x="3.7cm" svg:y="0.835cm" presentation:class="title" presentation:user-transformed="true">
          <draw:text-box>
            <text:p>最近の自分の実用例とか</text:p>
          </draw:text-box>
        </draw:frame>
        <draw:frame presentation:style-name="pr4" draw:layer="layout" svg:width="25.411cm" svg:height="14.496cm" svg:x="1.089cm" svg:y="4.271cm" presentation:class="outline" presentation:user-transformed="true">
          <draw:text-box>
            <text:list text:style-name="L3">
              <text:list-item>
                <text:p>テストプログラム</text:p>
                <text:list>
                  <text:list-item>
                    <text:list>
                      <text:list-item>
                        <text:p>ハードウェアの動作確認のため，テスト用プログラムを作成したりした</text:p>
                      </text:list-item>
                      <text:list-item>
                        <text:p>テストプログラムとテスト結果(テスト動作時のシリアルログ)を自分用のSVNで管理</text:p>
                      </text:list-item>
                      <text:list-item>
                        <text:p>開発中のデバイスドライバに，テスト用の非公開APIを追加して，そこからテスト向けのコンパイルオプションを有効にしたときだけコンパイルされるテスト関数をたたくようにした</text:p>
                      </text:list-item>
                      <text:list-item>
                        <text:p>テストプログラムの設計はわりと適当．コピペしまくりだし，つくりも粗雑．まぁ，テストできれば問題ない．</text:p>
                      </text:list-item>
                    </text:list>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3" draw:master-page-name="original" presentation:presentation-page-layout-name="AL2T1">
        <office:forms form:automatic-focus="false" form:apply-design-mode="false"/>
        <draw:frame presentation:style-name="pr3" draw:layer="layout" svg:width="20.5cm" svg:height="2.393cm" svg:x="3.7cm" svg:y="0.804cm" presentation:class="title" presentation:user-transformed="true">
          <draw:text-box>
            <text:p>実例その2</text:p>
          </draw:text-box>
        </draw:frame>
        <draw:frame presentation:style-name="pr4" draw:layer="layout" svg:width="25.411cm" svg:height="14.479cm" svg:x="1.089cm" svg:y="4.271cm" presentation:class="outline">
          <draw:text-box>
            <text:list text:style-name="L3">
              <text:list-item>
                <text:p>実装中のソースコードがどれくらいの量なのかいちいち数えたくない</text:p>
                <text:list>
                  <text:list-item>
                    <text:list>
                      <text:list-item>
                        <text:p>自分専用のSVNリポジトリのsvn log から，変更のあったリビジョンを抽出して，svn diffコマンドで変更差分を参照して，各リビジョンの追加行数，削除行数を自動で数えるようなプログラムをPerlで作成した</text:p>
                      </text:list-item>
                      <text:list-item>
                        <text:p>PerlはWindowsでもActivePerlが使えて便利</text:p>
                      </text:list-item>
                      <text:list-item>
                        <text:p>4半期報告とかしなきゃいかんはずなので，それに備えて一応用意してみた．(まだどこにもデータとかは出してないけど)</text:p>
                      </text:list-item>
                    </text:list>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Daisy" xlink:href="Pictures/100000000000005E0000005ED0E4C6B8.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Dais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Dais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100%" draw:textarea-horizontal-align="center" draw:textarea-vertical-align="middle" draw:shadow="visible" draw:shadow-opacity="10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draw:rect presentation:style-name="Mpr1" draw:text-style-name="MP3" draw:layer="backgroundobjects" svg:width="25.5cm" svg:height="15.3cm" svg:x="1cm" svg:y="4.2cm">
        <text:p/>
      </draw:rect>
      <draw:rect presentation:style-name="Mpr1" draw:text-style-name="MP3" draw:layer="backgroundobjects" svg:width="21.994cm" svg:height="2.5cm" svg:x="3cm" svg:y="0.8cm">
        <text:p/>
      </draw:rect>
      <draw:frame presentation:style-name="original-title" draw:layer="backgroundobjects" svg:width="20.5cm" svg:height="2cm" svg:x="3.7cm" svg:y="1cm" presentation:class="title" presentation:placeholder="true">
        <draw:text-box draw:corner-radius="0.001cm"/>
      </draw:frame>
      <draw:frame presentation:style-name="original-outline1" draw:layer="backgroundobjects" svg:width="25.411cm" svg:height="14.729cm" svg:x="1.089cm" svg:y="4.271cm" presentation:class="outline" presentation:placeholder="true">
        <draw:text-box draw:corner-radius="0.01cm"/>
      </draw:frame>
      <draw:frame draw:style-name="Mgr3" draw:text-style-name="MP4" draw:layer="backgroundobjects" svg:width="2.006cm" svg:height="1.309cm" svg:x="12.18cm" svg:y="19.717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6-18T02:06:06.08</dc:date>
    <dc:creator>ryo</dc:creator>
    <meta:editing-duration>PT84H46M00S</meta:editing-duration>
    <meta:editing-cycles>40</meta:editing-cycles>
    <meta:document-statistic meta:object-count="60"/>
  </office:meta>
</office:document-meta>
</file>